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bfb68" officeooo:paragraph-rsid="001bfb68"/>
    </style:style>
    <style:style style:name="P2" style:family="paragraph" style:parent-style-name="Standard">
      <style:text-properties fo:font-size="16pt" officeooo:rsid="001edd00" officeooo:paragraph-rsid="001edd00"/>
    </style:style>
    <style:style style:name="P3" style:family="paragraph" style:parent-style-name="Standard">
      <style:text-properties fo:font-size="16pt" officeooo:rsid="001f86c5" officeooo:paragraph-rsid="001f86c5"/>
    </style:style>
    <style:style style:name="P4" style:family="paragraph" style:parent-style-name="Standard">
      <style:text-properties fo:font-size="16pt" officeooo:rsid="0025affb" officeooo:paragraph-rsid="0025affb"/>
    </style:style>
    <style:style style:name="P5" style:family="paragraph" style:parent-style-name="Standard">
      <style:text-properties fo:font-size="16pt" officeooo:rsid="0028be88" officeooo:paragraph-rsid="0028be88"/>
    </style:style>
    <style:style style:name="P6" style:family="paragraph" style:parent-style-name="Standard">
      <style:text-properties fo:font-size="16pt" officeooo:rsid="002975da" officeooo:paragraph-rsid="002975da"/>
    </style:style>
    <style:style style:name="P7" style:family="paragraph" style:parent-style-name="Standard">
      <style:text-properties fo:font-size="16pt" officeooo:rsid="002b1297" officeooo:paragraph-rsid="002b1297"/>
    </style:style>
    <style:style style:name="P8" style:family="paragraph" style:parent-style-name="Standard">
      <style:text-properties fo:font-size="16pt" officeooo:rsid="002b1297" officeooo:paragraph-rsid="002df5c2"/>
    </style:style>
    <style:style style:name="P9" style:family="paragraph" style:parent-style-name="Standard">
      <style:text-properties fo:font-size="16pt" officeooo:rsid="002b1297" officeooo:paragraph-rsid="00333109"/>
    </style:style>
    <style:style style:name="P10" style:family="paragraph" style:parent-style-name="Standard">
      <style:text-properties fo:font-size="16pt" officeooo:rsid="003a08e9" officeooo:paragraph-rsid="003a08e9"/>
    </style:style>
    <style:style style:name="P11" style:family="paragraph" style:parent-style-name="Standard">
      <style:text-properties fo:font-size="16pt" officeooo:rsid="004035eb" officeooo:paragraph-rsid="003a08e9"/>
    </style:style>
    <style:style style:name="P12" style:family="paragraph" style:parent-style-name="Standard">
      <style:text-properties fo:font-size="16pt" officeooo:rsid="00421f0e" officeooo:paragraph-rsid="0051058c"/>
    </style:style>
    <style:style style:name="P13" style:family="paragraph" style:parent-style-name="Standard">
      <style:text-properties fo:font-size="16pt" officeooo:rsid="006ba2f4" officeooo:paragraph-rsid="006ba2f4"/>
    </style:style>
    <style:style style:name="P14" style:family="paragraph" style:parent-style-name="Standard">
      <style:text-properties fo:font-size="16pt" style:text-underline-style="solid" style:text-underline-width="auto" style:text-underline-color="font-color" fo:font-weight="bold" officeooo:rsid="001edd00" officeooo:paragraph-rsid="001edd00" style:font-weight-asian="bold" style:font-weight-complex="bold"/>
    </style:style>
    <style:style style:name="P15" style:family="paragraph" style:parent-style-name="Standard">
      <style:text-properties fo:font-size="16pt" style:text-underline-style="solid" style:text-underline-width="auto" style:text-underline-color="font-color" fo:font-weight="bold" officeooo:rsid="0069c6f8" officeooo:paragraph-rsid="0069c6f8" style:font-weight-asian="bold" style:font-weight-complex="bold"/>
    </style:style>
    <style:style style:name="P16" style:family="paragraph" style:parent-style-name="Standard">
      <style:text-properties officeooo:paragraph-rsid="0023b6fe"/>
    </style:style>
    <style:style style:name="P17" style:family="paragraph" style:parent-style-name="Standard">
      <style:text-properties officeooo:paragraph-rsid="0051058c"/>
    </style:style>
    <style:style style:name="P18" style:family="paragraph" style:parent-style-name="Standard">
      <style:text-properties officeooo:rsid="0059ecec" officeooo:paragraph-rsid="0059ecec"/>
    </style:style>
    <style:style style:name="P19" style:family="paragraph" style:parent-style-name="Standard">
      <style:text-properties fo:font-size="18pt" style:text-underline-style="solid" style:text-underline-width="auto" style:text-underline-color="font-color" fo:font-weight="bold" officeooo:rsid="0025affb" officeooo:paragraph-rsid="0025affb" style:font-weight-asian="bold" style:font-weight-complex="bold"/>
    </style:style>
    <style:style style:name="P20" style:family="paragraph" style:parent-style-name="Standard">
      <style:text-properties fo:font-size="18pt" style:text-underline-style="solid" style:text-underline-width="auto" style:text-underline-color="font-color" fo:font-weight="bold" officeooo:rsid="001edd00" officeooo:paragraph-rsid="001edd00" style:font-weight-asian="bold" style:font-weight-complex="bold"/>
    </style:style>
    <style:style style:name="P21" style:family="paragraph" style:parent-style-name="Standard">
      <style:text-properties fo:font-size="18pt" style:text-underline-style="solid" style:text-underline-width="auto" style:text-underline-color="font-color" fo:font-weight="bold" officeooo:rsid="001bfb68" officeooo:paragraph-rsid="001bfb68" style:font-weight-asian="bold" style:font-weight-complex="bold"/>
    </style:style>
    <style:style style:name="P22" style:family="paragraph" style:parent-style-name="Standard">
      <style:text-properties officeooo:paragraph-rsid="008304d1"/>
    </style:style>
    <style:style style:name="T1" style:family="text">
      <style:text-properties fo:font-size="16pt"/>
    </style:style>
    <style:style style:name="T2" style:family="text">
      <style:text-properties fo:font-size="16pt" officeooo:rsid="002068f0"/>
    </style:style>
    <style:style style:name="T3" style:family="text">
      <style:text-properties fo:font-size="16pt" officeooo:rsid="0023b6fe"/>
    </style:style>
    <style:style style:name="T4" style:family="text">
      <style:text-properties fo:font-size="16pt" officeooo:rsid="004035eb"/>
    </style:style>
    <style:style style:name="T5" style:family="text">
      <style:text-properties fo:font-size="16pt" officeooo:rsid="00421f0e"/>
    </style:style>
    <style:style style:name="T6" style:family="text">
      <style:text-properties fo:font-size="16pt" officeooo:rsid="005405db"/>
    </style:style>
    <style:style style:name="T7" style:family="text">
      <style:text-properties fo:font-size="16pt" officeooo:rsid="005b92cc"/>
    </style:style>
    <style:style style:name="T8" style:family="text">
      <style:text-properties fo:font-size="16pt" officeooo:rsid="005dc518"/>
    </style:style>
    <style:style style:name="T9" style:family="text">
      <style:text-properties fo:font-size="16pt" officeooo:rsid="005de503"/>
    </style:style>
    <style:style style:name="T10" style:family="text">
      <style:text-properties fo:font-size="16pt" officeooo:rsid="005f0ab5"/>
    </style:style>
    <style:style style:name="T11" style:family="text">
      <style:text-properties fo:font-size="16pt" officeooo:rsid="006013f8"/>
    </style:style>
    <style:style style:name="T12" style:family="text">
      <style:text-properties fo:font-size="16pt" officeooo:rsid="0064a0b4"/>
    </style:style>
    <style:style style:name="T13" style:family="text">
      <style:text-properties fo:font-size="16pt" officeooo:rsid="006ba2f4"/>
    </style:style>
    <style:style style:name="T14" style:family="text">
      <style:text-properties fo:font-size="16pt" officeooo:rsid="006eda68"/>
    </style:style>
    <style:style style:name="T15" style:family="text">
      <style:text-properties fo:font-size="16pt" officeooo:rsid="007174bf"/>
    </style:style>
    <style:style style:name="T16" style:family="text">
      <style:text-properties fo:font-size="16pt" officeooo:rsid="007283d5"/>
    </style:style>
    <style:style style:name="T17" style:family="text">
      <style:text-properties fo:font-size="16pt" officeooo:rsid="00744926"/>
    </style:style>
    <style:style style:name="T18" style:family="text">
      <style:text-properties fo:font-size="16pt" officeooo:rsid="00843567"/>
    </style:style>
    <style:style style:name="T19" style:family="text">
      <style:text-properties officeooo:rsid="002a6441"/>
    </style:style>
    <style:style style:name="T20" style:family="text">
      <style:text-properties officeooo:rsid="002b7615"/>
    </style:style>
    <style:style style:name="T21" style:family="text">
      <style:text-properties officeooo:rsid="0031f7e5"/>
    </style:style>
    <style:style style:name="T22" style:family="text">
      <style:text-properties officeooo:rsid="003b9d66"/>
    </style:style>
    <style:style style:name="T23" style:family="text">
      <style:text-properties officeooo:rsid="0069dd76"/>
    </style:style>
    <style:style style:name="T24" style:family="text">
      <style:text-properties officeooo:rsid="007e48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ADME Script:</text:p>
      <text:p text:style-name="P1"/>
      <text:p text:style-name="P3">Group Members:</text:p>
      <text:p text:style-name="P16"><text:span text:style-name="T2">1) </text:span><text:span text:style-name="T1">Jai Javeria - 2018CS10340<text:line-break/></text:span><text:span text:style-name="T3">2) </text:span><text:span text:style-name="T1">Prakam – 2018CS10367</text:span></text:p>
      <text:p text:style-name="P16"><text:span text:style-name="T3">3) </text:span><text:span text:style-name="T1">Pratik Prawar - 2018CS50415</text:span></text:p>
      <text:p text:style-name="P1"/>
      <text:p text:style-name="P20">Files bundled:</text:p>
      <text:p text:style-name="P14"/>
      <text:p text:style-name="P15">The file heirarchy is as follow<text:span text:style-name="T23">s</text:span>:</text:p>
      <text:p text:style-name="P13"/>
      <text:p text:style-name="P22"><text:span text:style-name="T13">The zip file called 2018CS50415-Assgn1</text:span><text:span text:style-name="T1">.</text:span><text:span text:style-name="T13">zip contains </text:span><text:span text:style-name="T14">contains a folder with the same name. </text:span><text:span text:style-name="T15">The folder contains several bash scripts and source files for </text:span><text:span text:style-name="T16">fp tree implementation. </text:span><text:span text:style-name="T18">The plot.py file is also present here for plotting the graph in part b.</text:span></text:p>
      <text:p text:style-name="P22"><text:span text:style-name="T16"/></text:p>
      <text:p text:style-name="P22"><text:span text:style-name="T16">The folder contains a sub directory called “Apriori” which contains a folder </text:span><text:span text:style-name="T17">which contains the source file for apriori algorithm.</text:span></text:p>
      <text:p text:style-name="P2"/>
      <text:p text:style-name="P19">Explanation <text:span text:style-name="T24">of</text:span> part b:</text:p>
      <text:p text:style-name="P4"/>
      <text:p text:style-name="P5">We observed the following for the graph of part b:</text:p>
      <text:p text:style-name="P5"/>
      <text:p text:style-name="P6">1) As minimun support is decreased, run time of both apriori and fp tree algorithm increase.</text:p>
      <text:p text:style-name="P6"/>
      <text:p text:style-name="P6">2) <text:span text:style-name="T19">The time taken for running fp tree is always lesser than the time taken for running the apriori algorithm. This is true for any value of minimum support that the algorithms amy be run on.</text:span></text:p>
      <text:p text:style-name="P6"/>
      <text:p text:style-name="P7">Explanation:</text:p>
      <text:p text:style-name="P7"/>
      <text:p text:style-name="P7">1) <text:span text:style-name="T20">As minimum support is decreased, the number of frequent itemsets would increase typically, and will stay constatn at the very least. This is because:</text:span></text:p>
      <text:p text:style-name="P9"><text:tab/><text:span text:style-name="T21">set of frequnt itemsets at min support X2 is subset of set of frequnt itemsets at min support X2, if X1 &lt;= X2.</text:span></text:p>
      <text:p text:style-name="P8"/>
      <text:p text:style-name="P10"><text:soft-page-break/>2) <text:span text:style-name="T22">The apriori algorith is slower than fp tree because of the following reasons:</text:span></text:p>
      <text:p text:style-name="P10"/>
      <text:p text:style-name="P11">a) The databse scans for the apriori algorithm are K+1, where K is the maximum size of frequent itemset generated bya apriori alogrithm. Since the databases are typically very large, hence they need to be stored in disc and can’t be stored in main memory. Hence accessing them is a very costly task. The fp growth algorithm accesses the database inly 2 times, making it a much faster algorithm.</text:p>
      <text:p text:style-name="P10"/>
      <text:p text:style-name="P17"><text:span text:style-name="T4">b) </text:span><text:span text:style-name="T5">Apriori algorithm generates candidates for each of it’s frequent itemsets, and then checks on each of them seperately. </text:span><text:span text:style-name="T1">These itemsets may be large in number </text:span><text:span text:style-name="T6">of</text:span><text:span text:style-name="T1"> the itemset in the database is huge. </text:span><text:span text:style-name="T5">Generation of these candidates is an expensive computation, which makes it slower as compared to fp growth algorithm.</text:span></text:p>
      <text:p text:style-name="P12"/>
      <text:p text:style-name="P18"><text:span text:style-name="T5">c</text:span><text:span text:style-name="T7">) </text:span><text:span text:style-name="T8">With respect to larger datasets, fp tree </text:span><text:span text:style-name="T12">takes lesser time</text:span><text:span text:style-name="T8"> </text:span><text:span text:style-name="T9">as it stores information in the form of tree data structure </text:span><text:span text:style-name="T10">(</text:span><text:span text:style-name="T11">which results in crucial information beign stored more effeciently</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8T18:13:51.166689766</meta:creation-date>
    <dc:date>2020-10-18T20:13:34.204000460</dc:date>
    <meta:editing-duration>PT39M4S</meta:editing-duration>
    <meta:editing-cycles>74</meta:editing-cycles>
    <meta:generator>LibreOffice/6.0.7.3$Linux_X86_64 LibreOffice_project/00m0$Build-3</meta:generator>
    <meta:document-statistic meta:table-count="0" meta:image-count="0" meta:object-count="0" meta:page-count="2" meta:paragraph-count="19" meta:word-count="366" meta:character-count="2145" meta:non-whitespace-character-count="1796"/>
  </office:meta>
</office:document-meta>
</file>